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7.5cm" svg:y1="1.6cm" svg:x2="3cm" svg:y2="5.1cm">
          <text:p/>
        </draw:line>
        <draw:line draw:style-name="gr1" draw:text-style-name="P1" draw:layer="layout" svg:x1="7.5cm" svg:y1="1.6cm" svg:x2="12cm" svg:y2="5.1cm">
          <text:p/>
        </draw:line>
        <draw:line draw:style-name="gr1" draw:text-style-name="P1" draw:layer="layout" svg:x1="12.4cm" svg:y1="6.6cm" svg:x2="3.9cm" svg:y2="6.6cm">
          <text:p/>
        </draw:line>
        <draw:circle draw:style-name="gr2" draw:text-style-name="P1" draw:layer="layout" svg:width="3cm" svg:height="3cm" svg:x="6cm" svg:y="0.1cm">
          <text:p text:style-name="P1">Comm.<text:line-break/>Gen.</text:p>
        </draw:circle>
        <draw:circle draw:style-name="gr2" draw:text-style-name="P1" draw:layer="layout" svg:width="3cm" svg:height="3cm" svg:x="0.9cm" svg:y="5cm">
          <text:p text:style-name="P1">Liut.</text:p>
          <text:p text:style-name="P1">1</text:p>
        </draw:circle>
        <draw:circle draw:style-name="gr3" draw:text-style-name="P1" draw:layer="layout" svg:width="3cm" svg:height="3cm" svg:x="11.1cm" svg:y="5cm">
          <text:p text:style-name="P1">Liut.</text:p>
          <text:p text:style-name="P1">2</text:p>
        </draw:circle>
        <draw:frame draw:style-name="gr4" draw:layer="layout" svg:width="2.441cm" svg:height="0.962cm" svg:x="10.5cm" svg:y="2.6cm">
          <draw:text-box>
            <text:p>Attack!</text:p>
          </draw:text-box>
        </draw:frame>
        <draw:frame draw:style-name="gr4" draw:layer="layout" svg:width="2.441cm" svg:height="0.962cm" svg:x="2.601cm" svg:y="2.6cm">
          <draw:text-box>
            <text:p>Attack!</text:p>
          </draw:text-box>
        </draw:frame>
        <draw:frame draw:style-name="gr5" draw:layer="layout" svg:width="5.514cm" svg:height="0.962cm" svg:x="4.937cm" svg:y="6.938cm">
          <draw:text-box>
            <text:p>He said “Retreat”!</text:p>
          </draw:text-box>
        </draw:frame>
        <draw:line draw:style-name="gr1" draw:text-style-name="P1" draw:layer="layout" svg:x1="22.301cm" svg:y1="1.601cm" svg:x2="17.801cm" svg:y2="5.101cm">
          <text:p/>
        </draw:line>
        <draw:line draw:style-name="gr1" draw:text-style-name="P1" draw:layer="layout" svg:x1="22.301cm" svg:y1="1.601cm" svg:x2="26.801cm" svg:y2="5.101cm">
          <text:p/>
        </draw:line>
        <draw:line draw:style-name="gr1" draw:text-style-name="P1" draw:layer="layout" svg:x1="27.201cm" svg:y1="6.601cm" svg:x2="18.701cm" svg:y2="6.601cm">
          <text:p/>
        </draw:line>
        <draw:circle draw:style-name="gr3" draw:text-style-name="P1" draw:layer="layout" svg:width="3cm" svg:height="3cm" svg:x="20.801cm" svg:y="0.101cm">
          <text:p text:style-name="P1">Comm.<text:line-break/>Gen.</text:p>
        </draw:circle>
        <draw:circle draw:style-name="gr2" draw:text-style-name="P1" draw:layer="layout" svg:width="3cm" svg:height="3cm" svg:x="15.674cm" svg:y="4.964cm">
          <text:p text:style-name="P1">Liut.</text:p>
          <text:p text:style-name="P1">1</text:p>
        </draw:circle>
        <draw:circle draw:style-name="gr2" draw:text-style-name="P1" draw:layer="layout" svg:width="3cm" svg:height="3cm" svg:x="25.901cm" svg:y="5.001cm">
          <text:p text:style-name="P1">Liut.</text:p>
          <text:p text:style-name="P1">2</text:p>
        </draw:circle>
        <draw:frame draw:style-name="gr6" draw:layer="layout" svg:width="2.763cm" svg:height="0.962cm" svg:x="25.301cm" svg:y="2.601cm">
          <draw:text-box>
            <text:p>Retreat!</text:p>
          </draw:text-box>
        </draw:frame>
        <draw:frame draw:style-name="gr4" draw:layer="layout" svg:width="2.441cm" svg:height="0.962cm" svg:x="17.402cm" svg:y="2.601cm">
          <draw:text-box>
            <text:p>Attack!</text:p>
          </draw:text-box>
        </draw:frame>
        <draw:frame draw:style-name="gr5" draw:layer="layout" svg:width="5.514cm" svg:height="0.962cm" svg:x="19.738cm" svg:y="6.939cm">
          <draw:text-box>
            <text:p>He said “Retreat”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09:06:14</meta:creation-date>
    <meta:editing-duration>PT10M40S</meta:editing-duration>
    <meta:editing-cycles>4</meta:editing-cycles>
    <meta:generator>LibreOffice/4.3.2.2$MacOSX_X86_64 LibreOffice_project/edfb5295ba211bd31ad47d0bad0118690f76407d</meta:generator>
    <meta:initial-creator>Alberto Montresor</meta:initial-creator>
    <dc:date>2014-12-02T09:09:39.229355000</dc:date>
    <meta:document-statistic meta:object-count="18"/>
  </office:meta>
</office:document-meta>
</file>